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ba077" officeooo:paragraph-rsid="001ba077"/>
    </style:style>
    <style:style style:name="P2" style:family="paragraph" style:parent-style-name="Standard">
      <style:text-properties fo:language="ru" fo:country="RU" officeooo:rsid="001cd30b" officeooo:paragraph-rsid="001cd30b"/>
    </style:style>
    <style:style style:name="P3" style:family="paragraph" style:parent-style-name="Standard">
      <style:text-properties fo:language="ru" fo:country="RU" officeooo:rsid="001fa8ad" officeooo:paragraph-rsid="001fa8ad"/>
    </style:style>
    <style:style style:name="P4" style:family="paragraph" style:parent-style-name="Standard">
      <style:text-properties fo:language="ru" fo:country="RU" officeooo:rsid="001fa8ad" officeooo:paragraph-rsid="00483d55"/>
    </style:style>
    <style:style style:name="P5" style:family="paragraph" style:parent-style-name="Standard">
      <style:text-properties fo:language="ru" fo:country="RU" officeooo:rsid="0026dd80" officeooo:paragraph-rsid="0049a465"/>
    </style:style>
    <style:style style:name="P6" style:family="paragraph" style:parent-style-name="Standard">
      <style:text-properties fo:language="ru" fo:country="RU" officeooo:rsid="0029362d" officeooo:paragraph-rsid="0029362d"/>
    </style:style>
    <style:style style:name="P7" style:family="paragraph" style:parent-style-name="Standard">
      <style:text-properties fo:language="ru" fo:country="RU" officeooo:rsid="00299500" officeooo:paragraph-rsid="002df741"/>
    </style:style>
    <style:style style:name="P8" style:family="paragraph" style:parent-style-name="Standard">
      <style:text-properties fo:language="ru" fo:country="RU" officeooo:rsid="002df741" officeooo:paragraph-rsid="002df741"/>
    </style:style>
    <style:style style:name="P9" style:family="paragraph" style:parent-style-name="Standard">
      <style:text-properties fo:language="ru" fo:country="RU" officeooo:rsid="00329891" officeooo:paragraph-rsid="00329891"/>
    </style:style>
    <style:style style:name="P10" style:family="paragraph" style:parent-style-name="Standard">
      <style:text-properties fo:language="ru" fo:country="RU" officeooo:rsid="0036062c" officeooo:paragraph-rsid="0036062c"/>
    </style:style>
    <style:style style:name="P11" style:family="paragraph" style:parent-style-name="Standard">
      <style:text-properties fo:language="ru" fo:country="RU" officeooo:rsid="00440786" officeooo:paragraph-rsid="00440786"/>
    </style:style>
    <style:style style:name="P12" style:family="paragraph" style:parent-style-name="Standard">
      <style:text-properties fo:language="ru" fo:country="RU" officeooo:rsid="004c96fd" officeooo:paragraph-rsid="004c96fd"/>
    </style:style>
    <style:style style:name="P13" style:family="paragraph" style:parent-style-name="Standard">
      <style:text-properties fo:language="ru" fo:country="RU" officeooo:rsid="005060e4" officeooo:paragraph-rsid="005060e4"/>
    </style:style>
    <style:style style:name="P14" style:family="paragraph" style:parent-style-name="Standard">
      <style:text-properties fo:language="ru" fo:country="RU" officeooo:rsid="0056522f" officeooo:paragraph-rsid="0056522f"/>
    </style:style>
    <style:style style:name="P15" style:family="paragraph" style:parent-style-name="Standard">
      <style:text-properties fo:language="ru" fo:country="RU" officeooo:rsid="0059d3ed" officeooo:paragraph-rsid="0059d3ed"/>
    </style:style>
    <style:style style:name="P16" style:family="paragraph" style:parent-style-name="Standard">
      <style:text-properties fo:language="ru" fo:country="RU" officeooo:rsid="0059d3ed" officeooo:paragraph-rsid="005cb45a"/>
    </style:style>
    <style:style style:name="P17" style:family="paragraph" style:parent-style-name="Standard">
      <style:text-properties fo:language="ru" fo:country="RU" officeooo:rsid="005f787a" officeooo:paragraph-rsid="005f787a"/>
    </style:style>
    <style:style style:name="P18" style:family="paragraph" style:parent-style-name="Standard">
      <style:text-properties fo:language="ru" fo:country="RU" officeooo:rsid="00608075" officeooo:paragraph-rsid="00608075"/>
    </style:style>
    <style:style style:name="P19" style:family="paragraph" style:parent-style-name="Standard">
      <style:text-properties fo:language="ru" fo:country="RU" officeooo:rsid="00653630" officeooo:paragraph-rsid="00653630"/>
    </style:style>
    <style:style style:name="P20" style:family="paragraph" style:parent-style-name="Standard" style:list-style-name="Numbering_20_1">
      <style:text-properties fo:language="ru" fo:country="RU" officeooo:rsid="00653630" officeooo:paragraph-rsid="00653630"/>
    </style:style>
    <style:style style:name="P21" style:family="paragraph" style:parent-style-name="Standard" style:list-style-name="Numbering_20_1">
      <style:text-properties fo:language="ru" fo:country="RU" officeooo:rsid="006a45f0" officeooo:paragraph-rsid="006a45f0"/>
    </style:style>
    <style:style style:name="P22" style:family="paragraph" style:parent-style-name="Standard" style:list-style-name="Numbering_20_1">
      <style:text-properties fo:language="ru" fo:country="RU" officeooo:rsid="0070f754" officeooo:paragraph-rsid="0070f754"/>
    </style:style>
    <style:style style:name="P23" style:family="paragraph" style:parent-style-name="Standard" style:list-style-name="Numbering_20_1">
      <style:text-properties fo:language="ru" fo:country="RU" officeooo:rsid="00715ca1" officeooo:paragraph-rsid="007be309"/>
    </style:style>
    <style:style style:name="P24" style:family="paragraph" style:parent-style-name="Standard" style:list-style-name="Numbering_20_1">
      <style:text-properties fo:language="ru" fo:country="RU" officeooo:rsid="007305fe" officeooo:paragraph-rsid="007d3909"/>
    </style:style>
    <style:style style:name="P25" style:family="paragraph" style:parent-style-name="Standard">
      <style:text-properties fo:language="ru" fo:country="RU" officeooo:rsid="00817014" officeooo:paragraph-rsid="00817014"/>
    </style:style>
    <style:style style:name="P26" style:family="paragraph" style:parent-style-name="Standard">
      <style:text-properties fo:language="ru" fo:country="RU" officeooo:rsid="008327ae" officeooo:paragraph-rsid="008327ae"/>
    </style:style>
    <style:style style:name="P27" style:family="paragraph" style:parent-style-name="Preformatted_20_Text">
      <style:text-properties fo:color="#a9b7c6" style:font-name="Courier New" fo:language="ru" fo:country="RU" officeooo:rsid="00738e6e" officeooo:paragraph-rsid="00738e6e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>
      <style:text-properties fo:color="#a9b7c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42be4"/>
    </style:style>
    <style:style style:name="T3" style:family="text">
      <style:text-properties fo:language="en" fo:country="US" officeooo:rsid="00345566"/>
    </style:style>
    <style:style style:name="T4" style:family="text">
      <style:text-properties fo:language="en" fo:country="US" officeooo:rsid="003ca1c4"/>
    </style:style>
    <style:style style:name="T5" style:family="text">
      <style:text-properties fo:language="en" fo:country="US" officeooo:rsid="003eca9d"/>
    </style:style>
    <style:style style:name="T6" style:family="text">
      <style:text-properties fo:language="en" fo:country="US" officeooo:rsid="00453642"/>
    </style:style>
    <style:style style:name="T7" style:family="text">
      <style:text-properties fo:language="en" fo:country="US" officeooo:rsid="0060c9a6"/>
    </style:style>
    <style:style style:name="T8" style:family="text">
      <style:text-properties fo:language="en" fo:country="US" officeooo:rsid="006a8333"/>
    </style:style>
    <style:style style:name="T9" style:family="text">
      <style:text-properties fo:language="en" fo:country="US" officeooo:rsid="006e229e"/>
    </style:style>
    <style:style style:name="T10" style:family="text">
      <style:text-properties fo:language="en" fo:country="US" officeooo:rsid="006e4284"/>
    </style:style>
    <style:style style:name="T11" style:family="text">
      <style:text-properties fo:language="en" fo:country="US" officeooo:rsid="00608075"/>
    </style:style>
    <style:style style:name="T12" style:family="text">
      <style:text-properties fo:language="en" fo:country="US" officeooo:rsid="00791404"/>
    </style:style>
    <style:style style:name="T13" style:family="text">
      <style:text-properties fo:language="en" fo:country="US" officeooo:rsid="007be309"/>
    </style:style>
    <style:style style:name="T14" style:family="text">
      <style:text-properties officeooo:rsid="001c06f5"/>
    </style:style>
    <style:style style:name="T15" style:family="text">
      <style:text-properties officeooo:rsid="001fc082"/>
    </style:style>
    <style:style style:name="T16" style:family="text">
      <style:text-properties officeooo:rsid="00211fda"/>
    </style:style>
    <style:style style:name="T17" style:family="text">
      <style:text-properties officeooo:rsid="0027b43d"/>
    </style:style>
    <style:style style:name="T18" style:family="text">
      <style:text-properties officeooo:rsid="00299500"/>
    </style:style>
    <style:style style:name="T19" style:family="text">
      <style:text-properties officeooo:rsid="002d40b0"/>
    </style:style>
    <style:style style:name="T20" style:family="text">
      <style:text-properties officeooo:rsid="0031f3b1"/>
    </style:style>
    <style:style style:name="T21" style:family="text">
      <style:text-properties officeooo:rsid="00383079"/>
    </style:style>
    <style:style style:name="T22" style:family="text">
      <style:text-properties officeooo:rsid="003a0411"/>
    </style:style>
    <style:style style:name="T23" style:family="text">
      <style:text-properties officeooo:rsid="003ca1c4"/>
    </style:style>
    <style:style style:name="T24" style:family="text">
      <style:text-properties officeooo:rsid="003eca9d"/>
    </style:style>
    <style:style style:name="T25" style:family="text">
      <style:text-properties officeooo:rsid="0042a73a"/>
    </style:style>
    <style:style style:name="T26" style:family="text">
      <style:text-properties officeooo:rsid="00453642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47214f"/>
    </style:style>
    <style:style style:name="T29" style:family="text">
      <style:text-properties officeooo:rsid="0049d315"/>
    </style:style>
    <style:style style:name="T30" style:family="text">
      <style:text-properties officeooo:rsid="004dda96"/>
    </style:style>
    <style:style style:name="T31" style:family="text">
      <style:text-properties officeooo:rsid="004f68a0"/>
    </style:style>
    <style:style style:name="T32" style:family="text">
      <style:text-properties officeooo:rsid="0052a28c"/>
    </style:style>
    <style:style style:name="T33" style:family="text">
      <style:text-properties officeooo:rsid="0053a290"/>
    </style:style>
    <style:style style:name="T34" style:family="text">
      <style:text-properties officeooo:rsid="0058a535"/>
    </style:style>
    <style:style style:name="T35" style:family="text">
      <style:text-properties officeooo:rsid="005a9392"/>
    </style:style>
    <style:style style:name="T36" style:family="text">
      <style:text-properties officeooo:rsid="005e3206"/>
    </style:style>
    <style:style style:name="T37" style:family="text">
      <style:text-properties officeooo:rsid="0063509b"/>
    </style:style>
    <style:style style:name="T38" style:family="text">
      <style:text-properties officeooo:rsid="00656de4"/>
    </style:style>
    <style:style style:name="T39" style:family="text">
      <style:text-properties officeooo:rsid="0066ba86"/>
    </style:style>
    <style:style style:name="T40" style:family="text">
      <style:text-properties officeooo:rsid="006a8333"/>
    </style:style>
    <style:style style:name="T41" style:family="text">
      <style:text-properties officeooo:rsid="006e4284"/>
    </style:style>
    <style:style style:name="T42" style:family="text">
      <style:text-properties officeooo:rsid="00791404"/>
    </style:style>
    <style:style style:name="T43" style:family="text">
      <style:text-properties officeooo:rsid="007be309"/>
    </style:style>
    <style:style style:name="T44" style:family="text">
      <style:text-properties officeooo:rsid="007d23ed"/>
    </style:style>
    <style:style style:name="T45" style:family="text">
      <style:text-properties style:font-name="Courier New"/>
    </style:style>
    <style:style style:name="T46" style:family="text">
      <style:text-properties fo:color="#9876aa" style:font-name="Courier New"/>
    </style:style>
    <style:style style:name="T47" style:family="text">
      <style:text-properties fo:color="#cc7832"/>
    </style:style>
    <style:style style:name="T48" style:family="text">
      <style:text-properties fo:color="#cc7832" style:font-name="Courier New"/>
    </style:style>
    <style:style style:name="T49" style:family="text">
      <style:text-properties fo:color="#6a8759"/>
    </style:style>
    <style:style style:name="T50" style:family="text">
      <style:text-properties fo:color="#6a8759" style:font-name="Courier New"/>
    </style:style>
    <style:style style:name="T51" style:family="text">
      <style:text-properties fo:color="#808080"/>
    </style:style>
    <style:style style:name="T52" style:family="text">
      <style:text-properties fo:color="#808080" style:font-name="Courier New"/>
    </style:style>
    <style:style style:name="T53" style:family="text">
      <style:text-properties fo:color="#a9b7c6"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7">Атомарное действие</text:span> — это <text:span text:style-name="T1">INSERT UPDATE</text:span><text:span text:style-name="T2">(I,</text:span><text:span text:style-name="T3">U</text:span><text:span text:style-name="T2">) </text:span>или <text:span text:style-name="T1">DELETE</text:span><text:span text:style-name="T2">(D)</text:span><text:span text:style-name="T1"> </text:span>для одной таблицы, <text:span text:style-name="T14">от одного сервера. Атомарное действие соответствует каждому реальному изменению данных в системе 1С.</text:span></text:p>
      <text:p text:style-name="P13"/>
      <text:p text:style-name="P4">От каждого сервера идет<text:span text:style-name="T15"> </text:span>поток атомарных <text:span text:style-name="T28">действий</text:span>. <text:span text:style-name="T26">При этом в последовательности атомарных действий мы можем безболезненно менять местами только соседние </text:span><text:span text:style-name="T6">INSERT </text:span><text:span text:style-name="T26">и </text:span><text:span text:style-name="T6">UPDATE.</text:span></text:p>
      <text:p text:style-name="P3"><text:span text:style-name="T6"/></text:p>
      <text:p text:style-name="P5">Реальная <text:span text:style-name="T29">обработка</text:span> <text:span text:style-name="T17">атомарных действий для каждого сервера 1С</text:span> происходит с некоторым периодом(10-30 минут)</text:p>
      <text:p text:style-name="P3"/>
      <text:p text:style-name="P12">Предложены две схемы:</text:p>
      <text:p text:style-name="P12">-с использованием нумерованных пакетов с <text:span text:style-name="T31">действиями</text:span></text:p>
      <text:p text:style-name="P12">-<text:span text:style-name="T30">напрямую</text:span> с <text:span text:style-name="T30">использованием</text:span> потока атомарных действий</text:p>
      <text:p text:style-name="P3"/>
      <text:p text:style-name="P3">Проблема 1 — <text:span text:style-name="T16">возможная избыточность.</text:span></text:p>
      <text:p text:style-name="P6">В случае если в момент времени <text:span text:style-name="T1">t1 </text:span>было произведено атомарное действие <text:span text:style-name="T1">INSERT </text:span>для таблицы <text:span text:style-name="T1">T, </text:span>затем через минуту был произведен <text:span text:style-name="T1">DELETE </text:span>для тех же данных, то для временного интервала 2 минуты или больше нет смысла писать оба этих изменения. <text:span text:style-name="T18">В случае, если мы используем пакеты, то данная проблема может быть решена, если же мы напрямую используем поток атомарных изменений, то оба этих изменения будут произведены также и на транспортном портале.</text:span></text:p>
      <text:p text:style-name="P7"/>
      <text:p text:style-name="P8">Т.к. нагрузка на сервер не будет высокой, то <text:span text:style-name="T20">думаю, что </text:span>проблему возможной избыточности можно считать не актуальной.</text:p>
      <text:p text:style-name="P8"/>
      <text:p text:style-name="P2">Проблема <text:span text:style-name="T19">2</text:span> — упорядоченность:</text:p>
      <text:p text:style-name="P9">Атомарные <text:span text:style-name="T36">действия</text:span> должны быть упорядоченны относительно <text:span text:style-name="T1">D </text:span>и (<text:span text:style-name="T1">I,U</text:span>).</text:p>
      <text:p text:style-name="P10">Действительно, если сначала <text:span text:style-name="T22">в 1С </text:span>был произведен <text:span text:style-name="T1">INSERT, </text:span>а затем DELETE<text:span text:style-name="T1">, </text:span>то <text:span text:style-name="T21">данных нет. Но во время выполнения этих атомарных изменений на транспортном портале если сначала выполнится </text:span><text:span text:style-name="T4">DELETE, </text:span><text:span text:style-name="T23">а потом </text:span><text:span text:style-name="T4">INSERT, </text:span><text:span text:style-name="T23">то возникнет несогласованность данных. Таким образом если использовать пакеты, то нужно либо сами пакеты разделять на те, что </text:span><text:span text:style-name="T5">D </text:span><text:span text:style-name="T25">или (</text:span><text:span text:style-name="T5">I,U</text:span><text:span text:style-name="T24">). Либо внутри пакета, сами действия(необязательно атомарные) должны идти в строгом порядке один за другим.</text:span></text:p>
      <text:p text:style-name="P12">В случае, если мы используем поток атомарных <text:span text:style-name="T33">действий</text:span>, то <text:span text:style-name="T32">мы просто должны их дописывать каждый раз в конец файла. А те атомарные действия, подтверждения по которым пришли от транспортного портала, удалять из начала файла.</text:span></text:p>
      <text:p text:style-name="P11"/>
      <text:p text:style-name="P14">В целом думаю, что никаких принципиальных проблем со схемой потока атомарных действий нет. <text:span text:style-name="T34">Так должно быть проще.</text:span></text:p>
      <text:p text:style-name="P14"/>
      <text:p text:style-name="P16">Минусы в таком подходе — это проблема 1, и увеличенный размер файла обмена.</text:p>
      <text:p text:style-name="P16"><text:span text:style-name="T35">Из плюсов это простота реализации.</text:span></text:p>
      <text:p text:style-name="P15"/>
      <text:p text:style-name="P17">Итого имеем следующую схему:</text:p>
      <text:p text:style-name="P18">На сервере <text:span text:style-name="T39">транспортного портала </text:span>есть каталог в котор<text:span text:style-name="T37">о</text:span>м для каждого сервера <text:span text:style-name="T7">1C </text:span>есть по два файла, например <text:span text:style-name="T1">MOS.IN </text:span>и <text:span text:style-name="T1">MOS.OUT. </text:span></text:p>
      <text:p text:style-name="P19"/>
      <text:list xml:id="list5977744895968033020" text:style-name="Numbering_20_1">
        <text:list-item>
          <text:p text:style-name="P20">В файл <text:span text:style-name="T1">MOS.IN </text:span>1С записывает все атомарные действия которые были произведены <text:span text:style-name="T38">и не были записаны в транспортный портал. Атомарные действия должны быть упорядоченны по времени возникновения. При этом у каждого атомарного действия должен генерироваться ключ</text:span><text:span text:style-name="T9">(ID)</text:span><text:span text:style-name="T38">.</text:span></text:p>
        </text:list-item>
        <text:list-item>
          <text:p text:style-name="P21"><text:soft-page-break/>Транспортный портал забирает эти данные <text:span text:style-name="T40">и записывает в файл </text:span><text:span text:style-name="T8">MOS.OUT </text:span><text:span text:style-name="T40">последний успешно выполненный </text:span><text:span text:style-name="T8">ID</text:span><text:span text:style-name="T40">(все не нужно т. к. данные упорядочены).</text:span></text:p>
        </text:list-item>
        <text:list-item>
          <text:p text:style-name="P22">1С ждет 10 минут.</text:p>
        </text:list-item>
        <text:list-item>
          <text:p text:style-name="P23">1С считывает <text:s/><text:span text:style-name="T40">последний успешно выполненный </text:span><text:span text:style-name="T8">ID </text:span><text:span text:style-name="T43">из </text:span><text:span text:style-name="T8">MOS.OUT.</text:span></text:p>
        </text:list-item>
        <text:list-item>
          <text:p text:style-name="P24">1С удаляет все атомарные действия из <text:span text:style-name="T11">MOS.IN </text:span>которые шли до <text:span text:style-name="T1">ID, </text:span>и дописывает в конец файла новые атомарные действия. </text:p>
        </text:list-item>
        <text:list-item>
          <text:p text:style-name="P24"><text:span text:style-name="T44">Переход к шагу (2)</text:span></text:p>
        </text:list-item>
      </text:list>
      <text:p text:style-name="P25"/>
      <text:p text:style-name="P26">Новый формат файла <text:span text:style-name="T1">MOS.IN</text:span></text:p>
      <text:p text:style-name="P27">{</text:p>
      <text:p text:style-name="Preformatted_20_Text"><text:s text:c="2"/><text:span text:style-name="T46">"dataFrom1C"</text:span><text:span text:style-name="T48">: </text:span><text:span text:style-name="T45">{</text:span></text:p>
      <text:p text:style-name="Preformatted_20_Text"><text:s text:c="4"/><text:span text:style-name="T46">"server"</text:span><text:span text:style-name="T48">: </text:span><text:span text:style-name="T50">"MOS"</text:span><text:span text:style-name="T48">,</text:span></text:p>
      <text:p text:style-name="Preformatted_20_Text"><text:span text:style-name="T47"><text:s text:c="4"/></text:span><text:span text:style-name="T52">// время создания файла</text:span></text:p>
      <text:p text:style-name="Preformatted_20_Text"><text:span text:style-name="T51"><text:s text:c="4"/></text:span><text:span text:style-name="T46">"created"</text:span><text:span text:style-name="T48">: </text:span><text:span text:style-name="T50">"2015-11-20 12:05:30 GMT+0"</text:span><text:span text:style-name="T48">,</text:span></text:p>
      <text:p text:style-name="Preformatted_20_Text"><text:span text:style-name="T47"><text:s text:c="4"/></text:span><text:span text:style-name="T46">"actions"</text:span><text:span text:style-name="T48">: </text:span><text:span text:style-name="T45">[</text:span></text:p>
      <text:p text:style-name="Preformatted_20_Text"><text:s text:c="6"/><text:span text:style-name="T52">// данная запись означает, что в системе 1С появилось два новых пункта</text:span></text:p>
      <text:p text:style-name="Preformatted_20_Text"><text:span text:style-name="T51"><text:s text:c="6"/></text:span><text:span text:style-name="T45">{</text:span></text:p>
      <text:p text:style-name="P29"><text:s text:c="8"/><text:span text:style-name="T46">"ID"</text:span><text:span text:style-name="T48">: </text:span><text:span text:style-name="T50">"e4fgh84fg845gf4"</text:span><text:span text:style-name="T48">,</text:span></text:p>
      <text:p text:style-name="P29"><text:span text:style-name="T47"><text:s text:c="8"/></text:span><text:span text:style-name="T46">"insertPoints"</text:span><text:span text:style-name="T48">: </text:span><text:span text:style-name="T45">[</text:span></text:p>
      <text:p text:style-name="P29"><text:s text:c="10"/><text:span text:style-name="T45">{</text:span></text:p>
      <text:p text:style-name="P29"><text:s text:c="12"/><text:span text:style-name="T46">"pointName"</text:span><text:span text:style-name="T48">: </text:span><text:span text:style-name="T50">"склад на алексеевской"</text:span><text:span text:style-name="T48">,</text:span></text:p>
      <text:p text:style-name="P29"><text:span text:style-name="T47"><text:s text:c="12"/></text:span><text:span text:style-name="T46">"region"</text:span><text:span text:style-name="T48">: </text:span><text:span text:style-name="T50">"московская область"</text:span><text:span text:style-name="T48">,</text:span></text:p>
      <text:p text:style-name="P29"><text:span text:style-name="T47"><text:s text:c="12"/></text:span><text:span text:style-name="T46">"city"</text:span><text:span text:style-name="T48">: </text:span><text:span text:style-name="T50">"москва"</text:span><text:span text:style-name="T48">,</text:span></text:p>
      <text:p text:style-name="P29"><text:span text:style-name="T47"><text:s text:c="12"/></text:span><text:span text:style-name="T46">"index"</text:span><text:span text:style-name="T48">: </text:span><text:span text:style-name="T50">"141600"</text:span><text:span text:style-name="T48">,</text:span></text:p>
      <text:p text:style-name="P29"><text:span text:style-name="T47"><text:s text:c="12"/></text:span><text:span text:style-name="T46">"email"</text:span><text:span text:style-name="T48">: </text:span><text:span text:style-name="T50">"bla@bla.com"</text:span><text:span text:style-name="T48">,</text:span></text:p>
      <text:p text:style-name="P29"><text:span text:style-name="T47"><text:s text:c="12"/></text:span><text:span text:style-name="T46">"phoneNumber"</text:span><text:span text:style-name="T48">: </text:span><text:span text:style-name="T50">"+7901567892"</text:span><text:span text:style-name="T48">,</text:span></text:p>
      <text:p text:style-name="P29"><text:span text:style-name="T47"><text:s text:c="12"/></text:span><text:span text:style-name="T46">"pointType"</text:span><text:span text:style-name="T48">: </text:span><text:span text:style-name="T50">"WAREHOUSE"</text:span></text:p>
      <text:p text:style-name="P29"><text:span text:style-name="T49"><text:s text:c="10"/></text:span><text:span text:style-name="T45">}</text:span><text:span text:style-name="T48">,</text:span></text:p>
      <text:p text:style-name="P29"><text:span text:style-name="T47"><text:s text:c="10"/></text:span><text:span text:style-name="T45">{</text:span></text:p>
      <text:p text:style-name="P29"><text:s text:c="12"/><text:span text:style-name="T46">"pointName"</text:span><text:span text:style-name="T48">: </text:span><text:span text:style-name="T50">"торговый представитель в твери"</text:span><text:span text:style-name="T48">,</text:span></text:p>
      <text:p text:style-name="P29"><text:span text:style-name="T47"><text:s text:c="12"/></text:span><text:span text:style-name="T46">"region"</text:span><text:span text:style-name="T48">: </text:span><text:span text:style-name="T50">"тверская область"</text:span><text:span text:style-name="T48">,</text:span></text:p>
      <text:p text:style-name="P29"><text:span text:style-name="T47"><text:s text:c="12"/></text:span><text:span text:style-name="T46">"city"</text:span><text:span text:style-name="T48">: </text:span><text:span text:style-name="T50">"тверь"</text:span><text:span text:style-name="T48">,</text:span></text:p>
      <text:p text:style-name="P29"><text:span text:style-name="T47"><text:s text:c="12"/></text:span><text:span text:style-name="T46">"index"</text:span><text:span text:style-name="T48">: </text:span><text:span text:style-name="T50">"123456"</text:span><text:span text:style-name="T48">,</text:span></text:p>
      <text:p text:style-name="P29"><text:span text:style-name="T47"><text:s text:c="12"/></text:span><text:span text:style-name="T46">"email"</text:span><text:span text:style-name="T48">: </text:span><text:span text:style-name="T50">"bla1@bla.com"</text:span><text:span text:style-name="T48">,</text:span></text:p>
      <text:p text:style-name="P29"><text:span text:style-name="T47"><text:s text:c="12"/></text:span><text:span text:style-name="T46">"phoneNumber"</text:span><text:span text:style-name="T48">: </text:span><text:span text:style-name="T50">"+7904567892"</text:span><text:span text:style-name="T48">,</text:span></text:p>
      <text:p text:style-name="P29"><text:span text:style-name="T47"><text:s text:c="12"/></text:span><text:span text:style-name="T46">"pointType"</text:span><text:span text:style-name="T48">: </text:span><text:span text:style-name="T50">"AGENCY"</text:span></text:p>
      <text:p text:style-name="P29"><text:span text:style-name="T49"><text:s text:c="10"/></text:span><text:span text:style-name="T45">}</text:span></text:p>
      <text:p text:style-name="P29"><text:s text:c="8"/><text:span text:style-name="T45">]</text:span></text:p>
      <text:p text:style-name="P29"><text:s text:c="6"/><text:span text:style-name="T45">}</text:span><text:span text:style-name="T48">,</text:span></text:p>
      <text:p text:style-name="P29"><text:span text:style-name="T47"><text:s text:c="6"/></text:span><text:span text:style-name="T52">// данная запись означает, из БД 1С был удален один пункт.</text:span></text:p>
      <text:p text:style-name="P29"><text:span text:style-name="T51"><text:s text:c="6"/></text:span><text:span text:style-name="T45">{</text:span></text:p>
      <text:p text:style-name="P29"><text:s text:c="8"/><text:span text:style-name="T46">"ID"</text:span><text:span text:style-name="T48">: </text:span><text:span text:style-name="T50">"greig5ig5i685689g"</text:span><text:span text:style-name="T48">,</text:span></text:p>
      <text:p text:style-name="P29"><text:span text:style-name="T47"><text:s text:c="8"/></text:span><text:span text:style-name="T46">"deletePoints"</text:span><text:span text:style-name="T48">: </text:span><text:span text:style-name="T45">[</text:span></text:p>
      <text:p text:style-name="P29"><text:s text:c="10"/><text:span text:style-name="T45">{</text:span></text:p>
      <text:p text:style-name="P29"><text:s text:c="12"/><text:span text:style-name="T46">"pointName"</text:span><text:span text:style-name="T48">: </text:span><text:span text:style-name="T50">"склад10"</text:span></text:p>
      <text:p text:style-name="P29"><text:span text:style-name="T49"><text:s text:c="10"/></text:span><text:span text:style-name="T45">}</text:span></text:p>
      <text:p text:style-name="P29"><text:s text:c="8"/><text:span text:style-name="T45">]</text:span></text:p>
      <text:p text:style-name="P29"><text:s text:c="6"/><text:span text:style-name="T45">}</text:span><text:span text:style-name="T48">,</text:span></text:p>
      <text:p text:style-name="P29"><text:span text:style-name="T47"><text:s text:c="6"/></text:span><text:span text:style-name="T52">// далее по образцу тажке идут данные в виде массивов для других сущностей</text:span></text:p>
      <text:p text:style-name="P29"><text:span text:style-name="T51"><text:s text:c="6"/></text:span><text:span text:style-name="T45">{</text:span></text:p>
      <text:p text:style-name="P29"><text:s text:c="8"/><text:span text:style-name="T46">"ID"</text:span><text:span text:style-name="T48">: </text:span><text:span text:style-name="T50">"relnrti5gun5ign"</text:span><text:span text:style-name="T48">,</text:span></text:p>
      <text:p text:style-name="P29"><text:span text:style-name="T47"><text:s text:c="8"/></text:span><text:span text:style-name="T46">"insertUsers"</text:span><text:span text:style-name="T48">: </text:span><text:span text:style-name="T45">[</text:span></text:p>
      <text:p text:style-name="P29"><text:s text:c="10"/><text:span text:style-name="T45">{</text:span></text:p>
      <text:p text:style-name="P29"><text:s text:c="12"/><text:span text:style-name="T46">"userID"</text:span><text:span text:style-name="T48">: </text:span><text:span text:style-name="T50">"1234"</text:span><text:span text:style-name="T48">,</text:span></text:p>
      <text:p text:style-name="P29"><text:span text:style-name="T47"><text:s text:c="12"/></text:span><text:span text:style-name="T46">"lastName"</text:span><text:span text:style-name="T48">: </text:span><text:span text:style-name="T50">"ivanov"</text:span><text:span text:style-name="T48">,</text:span></text:p>
      <text:p text:style-name="P29"><text:span text:style-name="T47"><text:s text:c="12"/></text:span><text:span text:style-name="T45">...</text:span></text:p>
      <text:p text:style-name="P29"><text:s text:c="10"/><text:span text:style-name="T45">}</text:span></text:p>
      <text:p text:style-name="P29"><text:s text:c="8"/><text:span text:style-name="T45">]</text:span></text:p>
      <text:p text:style-name="P29"><text:s text:c="6"/><text:span text:style-name="T45">}</text:span></text:p>
      <text:p text:style-name="P29"><text:s text:c="4"/><text:span text:style-name="T45">]</text:span></text:p>
      <text:p text:style-name="P29"><text:s text:c="2"/><text:span text:style-name="T45">}</text:span></text:p>
      <text:p text:style-name="P28"><text:span text:style-name="T5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a9b7c6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9S</meta:editing-duration>
    <meta:editing-cycles>116</meta:editing-cycles>
    <meta:generator>LibreOffice/5.0.3.2$Windows_x86 LibreOffice_project/e5f16313668ac592c1bfb310f4390624e3dbfb75</meta:generator>
    <dc:date>2015-11-30T17:42:48.547000000</dc:date>
    <meta:document-statistic meta:table-count="0" meta:image-count="0" meta:object-count="0" meta:page-count="2" meta:paragraph-count="78" meta:word-count="560" meta:character-count="4283" meta:non-whitespace-character-count="3354"/>
    <meta:user-defined meta:name="Info 1"/>
    <meta:user-defined meta:name="Info 2"/>
    <meta:user-defined meta:name="Info 3"/>
    <meta:user-defined meta:name="Info 4"/>
  </office:meta>
</office:document-meta>
</file>